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0.5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0539in" svg:y="0.2169in">
            <draw:object draw:notify-on-update-of-ranges="Sheet1.A2:Sheet1.A12 Sheet1.B2:Sheet1.B12 Sheet1.A2:Sheet1.A12 Sheet1.C2:Sheet1.C12 Sheet1.A2:Sheet1.A12 Sheet1.D2:Sheet1.D12 Sheet1.A2:Sheet1.A12 Sheet1.E2:Sheet1.E12 Sheet1.A2:Sheet1.A12 Sheet1.F2:Sheet1.F12 Sheet1.A2:Sheet1.A12 Sheet1.G2:Sheet1.G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3.15" calcext:value-type="float">
            <text:p>263.15</text:p>
          </table:table-cell>
          <table:table-cell office:value-type="float" office:value="273.15" calcext:value-type="float">
            <text:p>273.15</text:p>
          </table:table-cell>
          <table:table-cell office:value-type="float" office:value="293.15" calcext:value-type="float">
            <text:p>293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313.15" calcext:value-type="float">
            <text:p>313.15</text:p>
          </table:table-cell>
          <table:table-cell office:value-type="float" office:value="333.15" calcext:value-type="float">
            <text:p>333.15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E2]*EXP(-[.$H2]/8.314*(1/[.$E$1]-1/[.B$1]))" office:value-type="float" office:value="0.0233960066987058" calcext:value-type="float">
            <text:p>0.0233960067</text:p>
          </table:table-cell>
          <table:table-cell table:formula="of:=[.$E2]*EXP(-[.$H2]/8.314*(1/[.$E$1]-1/[.C$1]))" office:value-type="float" office:value="0.0167415963688753" calcext:value-type="float">
            <text:p>0.0167415964</text:p>
          </table:table-cell>
          <table:table-cell table:formula="of:=[.$E2]*EXP(-[.$H2]/8.314*(1/[.$E$1]-1/[.D$1]))" office:value-type="float" office:value="0.00918026784367131" calcext:value-type="float">
            <text:p>0.0091802678</text:p>
          </table:table-cell>
          <table:table-cell office:value-type="float" office:value="0.008" calcext:value-type="float">
            <text:p>0.008</text:p>
          </table:table-cell>
          <table:table-cell table:formula="of:=[.$E2]*EXP(-[.$H2]/8.314*(1/[.$E$1]-1/[.F$1]))" office:value-type="float" office:value="0.00543556911935937" calcext:value-type="float">
            <text:p>0.0054355691</text:p>
          </table:table-cell>
          <table:table-cell table:formula="of:=[.$E2]*EXP(-[.$H2]/8.314*(1/[.$E$1]-1/[.G$1]))" office:value-type="float" office:value="0.00342738556310176" calcext:value-type="float">
            <text:p>0.0034273856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$E3]*EXP(-[.$H3]/8.314*(1/[.$E$1]-1/[.B$1]))" office:value-type="float" office:value="0.0102357529306838" calcext:value-type="float">
            <text:p>0.0102357529</text:p>
          </table:table-cell>
          <table:table-cell table:formula="of:=[.$E3]*EXP(-[.$H3]/8.314*(1/[.$E$1]-1/[.C$1]))" office:value-type="float" office:value="0.00732444841138292" calcext:value-type="float">
            <text:p>0.0073244484</text:p>
          </table:table-cell>
          <table:table-cell table:formula="of:=[.$E3]*EXP(-[.$H3]/8.314*(1/[.$E$1]-1/[.D$1]))" office:value-type="float" office:value="0.0040163671816062" calcext:value-type="float">
            <text:p>0.0040163672</text:p>
          </table:table-cell>
          <table:table-cell office:value-type="float" office:value="0.0035" calcext:value-type="float">
            <text:p>0.0035</text:p>
          </table:table-cell>
          <table:table-cell table:formula="of:=[.$E3]*EXP(-[.$H3]/8.314*(1/[.$E$1]-1/[.F$1]))" office:value-type="float" office:value="0.00237806148971973" calcext:value-type="float">
            <text:p>0.0023780615</text:p>
          </table:table-cell>
          <table:table-cell table:formula="of:=[.$E3]*EXP(-[.$H3]/8.314*(1/[.$E$1]-1/[.G$1]))" office:value-type="float" office:value="0.00149948118385702" calcext:value-type="float">
            <text:p>0.0014994812</text:p>
          </table:table-cell>
          <table:table-cell table:formula="of:=[.$H$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$E4]*EXP(-[.$H4]/8.314*(1/[.$E$1]-1/[.B$1]))" office:value-type="float" office:value="0.00643390184214409" calcext:value-type="float">
            <text:p>0.0064339018</text:p>
          </table:table-cell>
          <table:table-cell table:formula="of:=[.$E4]*EXP(-[.$H4]/8.314*(1/[.$E$1]-1/[.C$1]))" office:value-type="float" office:value="0.00460393900144069" calcext:value-type="float">
            <text:p>0.004603939</text:p>
          </table:table-cell>
          <table:table-cell table:formula="of:=[.$E4]*EXP(-[.$H4]/8.314*(1/[.$E$1]-1/[.D$1]))" office:value-type="float" office:value="0.00252457365700961" calcext:value-type="float">
            <text:p>0.0025245737</text:p>
          </table:table-cell>
          <table:table-cell office:value-type="float" office:value="0.0022" calcext:value-type="float">
            <text:p>0.0022</text:p>
          </table:table-cell>
          <table:table-cell table:formula="of:=[.$E4]*EXP(-[.$H4]/8.314*(1/[.$E$1]-1/[.F$1]))" office:value-type="float" office:value="0.00149478150782383" calcext:value-type="float">
            <text:p>0.0014947815</text:p>
          </table:table-cell>
          <table:table-cell table:formula="of:=[.$E4]*EXP(-[.$H4]/8.314*(1/[.$E$1]-1/[.G$1]))" office:value-type="float" office:value="0.000942531029852985" calcext:value-type="float">
            <text:p>0.000942531</text:p>
          </table:table-cell>
          <table:table-cell table:formula="of:=[.$H$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$E5]*EXP(-[.$H5]/8.314*(1/[.$E$1]-1/[.B$1]))" office:value-type="float" office:value="0.00584900167467644" calcext:value-type="float">
            <text:p>0.0058490017</text:p>
          </table:table-cell>
          <table:table-cell table:formula="of:=[.$E5]*EXP(-[.$H5]/8.314*(1/[.$E$1]-1/[.C$1]))" office:value-type="float" office:value="0.00418539909221881" calcext:value-type="float">
            <text:p>0.0041853991</text:p>
          </table:table-cell>
          <table:table-cell table:formula="of:=[.$E5]*EXP(-[.$H5]/8.314*(1/[.$E$1]-1/[.D$1]))" office:value-type="float" office:value="0.00229506696091783" calcext:value-type="float">
            <text:p>0.002295067</text:p>
          </table:table-cell>
          <table:table-cell office:value-type="float" office:value="0.002" calcext:value-type="float">
            <text:p>0.002</text:p>
          </table:table-cell>
          <table:table-cell table:formula="of:=[.$E5]*EXP(-[.$H5]/8.314*(1/[.$E$1]-1/[.F$1]))" office:value-type="float" office:value="0.00135889227983984" calcext:value-type="float">
            <text:p>0.0013588923</text:p>
          </table:table-cell>
          <table:table-cell table:formula="of:=[.$E5]*EXP(-[.$H5]/8.314*(1/[.$E$1]-1/[.G$1]))" office:value-type="float" office:value="0.000856846390775441" calcext:value-type="float">
            <text:p>0.0008568464</text:p>
          </table:table-cell>
          <table:table-cell table:formula="of:=[.$H$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$E6]*EXP(-[.$H6]/8.314*(1/[.$E$1]-1/[.B$1]))" office:value-type="float" office:value="0.00584900167467644" calcext:value-type="float">
            <text:p>0.0058490017</text:p>
          </table:table-cell>
          <table:table-cell table:formula="of:=[.$E6]*EXP(-[.$H6]/8.314*(1/[.$E$1]-1/[.C$1]))" office:value-type="float" office:value="0.00418539909221881" calcext:value-type="float">
            <text:p>0.0041853991</text:p>
          </table:table-cell>
          <table:table-cell table:formula="of:=[.$E6]*EXP(-[.$H6]/8.314*(1/[.$E$1]-1/[.D$1]))" office:value-type="float" office:value="0.00229506696091783" calcext:value-type="float">
            <text:p>0.002295067</text:p>
          </table:table-cell>
          <table:table-cell office:value-type="float" office:value="0.002" calcext:value-type="float">
            <text:p>0.002</text:p>
          </table:table-cell>
          <table:table-cell table:formula="of:=[.$E6]*EXP(-[.$H6]/8.314*(1/[.$E$1]-1/[.F$1]))" office:value-type="float" office:value="0.00135889227983984" calcext:value-type="float">
            <text:p>0.0013588923</text:p>
          </table:table-cell>
          <table:table-cell table:formula="of:=[.$E6]*EXP(-[.$H6]/8.314*(1/[.$E$1]-1/[.G$1]))" office:value-type="float" office:value="0.000856846390775441" calcext:value-type="float">
            <text:p>0.0008568464</text:p>
          </table:table-cell>
          <table:table-cell table:formula="of:=[.$H$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$E7]*EXP(-[.$H7]/8.314*(1/[.$E$1]-1/[.B$1]))" office:value-type="float" office:value="0.00584900167467644" calcext:value-type="float">
            <text:p>0.0058490017</text:p>
          </table:table-cell>
          <table:table-cell table:formula="of:=[.$E7]*EXP(-[.$H7]/8.314*(1/[.$E$1]-1/[.C$1]))" office:value-type="float" office:value="0.00418539909221881" calcext:value-type="float">
            <text:p>0.0041853991</text:p>
          </table:table-cell>
          <table:table-cell table:formula="of:=[.$E7]*EXP(-[.$H7]/8.314*(1/[.$E$1]-1/[.D$1]))" office:value-type="float" office:value="0.00229506696091783" calcext:value-type="float">
            <text:p>0.002295067</text:p>
          </table:table-cell>
          <table:table-cell office:value-type="float" office:value="0.002" calcext:value-type="float">
            <text:p>0.002</text:p>
          </table:table-cell>
          <table:table-cell table:formula="of:=[.$E7]*EXP(-[.$H7]/8.314*(1/[.$E$1]-1/[.F$1]))" office:value-type="float" office:value="0.00135889227983984" calcext:value-type="float">
            <text:p>0.0013588923</text:p>
          </table:table-cell>
          <table:table-cell table:formula="of:=[.$E7]*EXP(-[.$H7]/8.314*(1/[.$E$1]-1/[.G$1]))" office:value-type="float" office:value="0.000856846390775441" calcext:value-type="float">
            <text:p>0.0008568464</text:p>
          </table:table-cell>
          <table:table-cell table:formula="of:=[.$H$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$E8]*EXP(-[.$H8]/8.314*(1/[.$E$1]-1/[.B$1]))" office:value-type="float" office:value="0.00584900167467644" calcext:value-type="float">
            <text:p>0.0058490017</text:p>
          </table:table-cell>
          <table:table-cell table:formula="of:=[.$E8]*EXP(-[.$H8]/8.314*(1/[.$E$1]-1/[.C$1]))" office:value-type="float" office:value="0.00418539909221881" calcext:value-type="float">
            <text:p>0.0041853991</text:p>
          </table:table-cell>
          <table:table-cell table:formula="of:=[.$E8]*EXP(-[.$H8]/8.314*(1/[.$E$1]-1/[.D$1]))" office:value-type="float" office:value="0.00229506696091783" calcext:value-type="float">
            <text:p>0.002295067</text:p>
          </table:table-cell>
          <table:table-cell office:value-type="float" office:value="0.002" calcext:value-type="float">
            <text:p>0.002</text:p>
          </table:table-cell>
          <table:table-cell table:formula="of:=[.$E8]*EXP(-[.$H8]/8.314*(1/[.$E$1]-1/[.F$1]))" office:value-type="float" office:value="0.00135889227983984" calcext:value-type="float">
            <text:p>0.0013588923</text:p>
          </table:table-cell>
          <table:table-cell table:formula="of:=[.$E8]*EXP(-[.$H8]/8.314*(1/[.$E$1]-1/[.G$1]))" office:value-type="float" office:value="0.000856846390775441" calcext:value-type="float">
            <text:p>0.0008568464</text:p>
          </table:table-cell>
          <table:table-cell table:formula="of:=[.$H$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$E9]*EXP(-[.$H9]/8.314*(1/[.$E$1]-1/[.B$1]))" office:value-type="float" office:value="0.00584900167467644" calcext:value-type="float">
            <text:p>0.0058490017</text:p>
          </table:table-cell>
          <table:table-cell table:formula="of:=[.$E9]*EXP(-[.$H9]/8.314*(1/[.$E$1]-1/[.C$1]))" office:value-type="float" office:value="0.00418539909221881" calcext:value-type="float">
            <text:p>0.0041853991</text:p>
          </table:table-cell>
          <table:table-cell table:formula="of:=[.$E9]*EXP(-[.$H9]/8.314*(1/[.$E$1]-1/[.D$1]))" office:value-type="float" office:value="0.00229506696091783" calcext:value-type="float">
            <text:p>0.002295067</text:p>
          </table:table-cell>
          <table:table-cell office:value-type="float" office:value="0.002" calcext:value-type="float">
            <text:p>0.002</text:p>
          </table:table-cell>
          <table:table-cell table:formula="of:=[.$E9]*EXP(-[.$H9]/8.314*(1/[.$E$1]-1/[.F$1]))" office:value-type="float" office:value="0.00135889227983984" calcext:value-type="float">
            <text:p>0.0013588923</text:p>
          </table:table-cell>
          <table:table-cell table:formula="of:=[.$E9]*EXP(-[.$H9]/8.314*(1/[.$E$1]-1/[.G$1]))" office:value-type="float" office:value="0.000856846390775441" calcext:value-type="float">
            <text:p>0.0008568464</text:p>
          </table:table-cell>
          <table:table-cell table:formula="of:=[.$H$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$E10]*EXP(-[.$H10]/8.314*(1/[.$E$1]-1/[.B$1]))" office:value-type="float" office:value="0.00584900167467644" calcext:value-type="float">
            <text:p>0.0058490017</text:p>
          </table:table-cell>
          <table:table-cell table:formula="of:=[.$E10]*EXP(-[.$H10]/8.314*(1/[.$E$1]-1/[.C$1]))" office:value-type="float" office:value="0.00418539909221881" calcext:value-type="float">
            <text:p>0.0041853991</text:p>
          </table:table-cell>
          <table:table-cell table:formula="of:=[.$E10]*EXP(-[.$H10]/8.314*(1/[.$E$1]-1/[.D$1]))" office:value-type="float" office:value="0.00229506696091783" calcext:value-type="float">
            <text:p>0.002295067</text:p>
          </table:table-cell>
          <table:table-cell office:value-type="float" office:value="0.002" calcext:value-type="float">
            <text:p>0.002</text:p>
          </table:table-cell>
          <table:table-cell table:formula="of:=[.$E10]*EXP(-[.$H10]/8.314*(1/[.$E$1]-1/[.F$1]))" office:value-type="float" office:value="0.00135889227983984" calcext:value-type="float">
            <text:p>0.0013588923</text:p>
          </table:table-cell>
          <table:table-cell table:formula="of:=[.$E10]*EXP(-[.$H10]/8.314*(1/[.$E$1]-1/[.G$1]))" office:value-type="float" office:value="0.000856846390775441" calcext:value-type="float">
            <text:p>0.0008568464</text:p>
          </table:table-cell>
          <table:table-cell table:formula="of:=[.$H$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$E11]*EXP(-[.$H11]/8.314*(1/[.$E$1]-1/[.B$1]))" office:value-type="float" office:value="0.00584900167467644" calcext:value-type="float">
            <text:p>0.0058490017</text:p>
          </table:table-cell>
          <table:table-cell table:formula="of:=[.$E11]*EXP(-[.$H11]/8.314*(1/[.$E$1]-1/[.C$1]))" office:value-type="float" office:value="0.00418539909221881" calcext:value-type="float">
            <text:p>0.0041853991</text:p>
          </table:table-cell>
          <table:table-cell table:formula="of:=[.$E11]*EXP(-[.$H11]/8.314*(1/[.$E$1]-1/[.D$1]))" office:value-type="float" office:value="0.00229506696091783" calcext:value-type="float">
            <text:p>0.002295067</text:p>
          </table:table-cell>
          <table:table-cell office:value-type="float" office:value="0.002" calcext:value-type="float">
            <text:p>0.002</text:p>
          </table:table-cell>
          <table:table-cell table:formula="of:=[.$E11]*EXP(-[.$H11]/8.314*(1/[.$E$1]-1/[.F$1]))" office:value-type="float" office:value="0.00135889227983984" calcext:value-type="float">
            <text:p>0.0013588923</text:p>
          </table:table-cell>
          <table:table-cell table:formula="of:=[.$E11]*EXP(-[.$H11]/8.314*(1/[.$E$1]-1/[.G$1]))" office:value-type="float" office:value="0.000856846390775441" calcext:value-type="float">
            <text:p>0.0008568464</text:p>
          </table:table-cell>
          <table:table-cell table:formula="of:=[.$H$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12]*EXP(-[.$H12]/8.314*(1/[.$E$1]-1/[.B$1]))" office:value-type="float" office:value="0.00584900167467644" calcext:value-type="float">
            <text:p>0.0058490017</text:p>
          </table:table-cell>
          <table:table-cell table:formula="of:=[.$E12]*EXP(-[.$H12]/8.314*(1/[.$E$1]-1/[.C$1]))" office:value-type="float" office:value="0.00418539909221881" calcext:value-type="float">
            <text:p>0.0041853991</text:p>
          </table:table-cell>
          <table:table-cell table:formula="of:=[.$E12]*EXP(-[.$H12]/8.314*(1/[.$E$1]-1/[.D$1]))" office:value-type="float" office:value="0.00229506696091783" calcext:value-type="float">
            <text:p>0.002295067</text:p>
          </table:table-cell>
          <table:table-cell office:value-type="float" office:value="0.002" calcext:value-type="float">
            <text:p>0.002</text:p>
          </table:table-cell>
          <table:table-cell table:formula="of:=[.$E12]*EXP(-[.$H12]/8.314*(1/[.$E$1]-1/[.F$1]))" office:value-type="float" office:value="0.00135889227983984" calcext:value-type="float">
            <text:p>0.0013588923</text:p>
          </table:table-cell>
          <table:table-cell table:formula="of:=[.$E12]*EXP(-[.$H12]/8.314*(1/[.$E$1]-1/[.G$1]))" office:value-type="float" office:value="0.000856846390775441" calcext:value-type="float">
            <text:p>0.0008568464</text:p>
          </table:table-cell>
          <table:table-cell table:formula="of:=[.$H$2]" office:value-type="float" office:value="20000" calcext:value-type="float">
            <text:p>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17:14.0307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5:07:17.440371000</meta:creation-date>
    <dc:date>2016-09-16T15:18:19.131961000</dc:date>
    <meta:editing-duration>PT4M35S</meta:editing-duration>
    <meta:editing-cycles>4</meta:editing-cycles>
    <meta:generator>LibreOffice/4.2.4.2$MacOSX_x86 LibreOffice_project/63150712c6d317d27ce2db16eb94c2f3d7b699f8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74cm" svg:y="3.01cm" style:legend-expansion="high" chart:style-name="ch2"/>
        <chart:plot-area chart:style-name="ch3" table:cell-range-address="Sheet1.A2:Sheet1.G12" svg:x="0.77cm" svg:y="0.855cm" svg:width="11.664cm" svg:height="7.545cm">
          <chartooo:coordinate-region svg:x="1.912cm" svg:y="1.046cm" svg:width="10.275cm" svg:height="6.7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class="chart:scatter">
            <chart:data-point chart:repeated="11"/>
          </chart:series>
          <chart:series chart:style-name="ch8" chart:values-cell-range-address="Sheet1.D2:Sheet1.D12" chart:class="chart:scatter">
            <chart:data-point chart:repeated="11"/>
          </chart:series>
          <chart:series chart:style-name="ch9" chart:values-cell-range-address="Sheet1.E2:Sheet1.E12" chart:class="chart:scatter">
            <chart:data-point chart:repeated="11"/>
          </chart:series>
          <chart:series chart:style-name="ch10" chart:values-cell-range-address="Sheet1.F2:Sheet1.F12" chart:class="chart:scatter">
            <chart:data-point chart:repeated="11"/>
          </chart:series>
          <chart:series chart:style-name="ch11" chart:values-cell-range-address="Sheet1.G2:Sheet1.G1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.0233960066987058">
                <text:p>0.0233960066987058</text:p>
                <draw:g>
                  <svg:desc>Sheet1.B2:Sheet1.B12</svg:desc>
                </draw:g>
              </table:table-cell>
              <table:table-cell office:value-type="float" office:value="0.0167415963688753">
                <text:p>0.0167415963688753</text:p>
                <draw:g>
                  <svg:desc>Sheet1.C2:Sheet1.C12</svg:desc>
                </draw:g>
              </table:table-cell>
              <table:table-cell office:value-type="float" office:value="0.00918026784367131">
                <text:p>0.00918026784367131</text:p>
                <draw:g>
                  <svg:desc>Sheet1.D2:Sheet1.D12</svg:desc>
                </draw:g>
              </table:table-cell>
              <table:table-cell office:value-type="float" office:value="0.008">
                <text:p>0.008</text:p>
                <draw:g>
                  <svg:desc>Sheet1.E2:Sheet1.E12</svg:desc>
                </draw:g>
              </table:table-cell>
              <table:table-cell office:value-type="float" office:value="0.00543556911935937">
                <text:p>0.00543556911935937</text:p>
                <draw:g>
                  <svg:desc>Sheet1.F2:Sheet1.F12</svg:desc>
                </draw:g>
              </table:table-cell>
              <table:table-cell office:value-type="float" office:value="0.00342738556310176">
                <text:p>0.00342738556310176</text:p>
                <draw:g>
                  <svg:desc>Sheet1.G2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02357529306838">
                <text:p>0.0102357529306838</text:p>
              </table:table-cell>
              <table:table-cell office:value-type="float" office:value="0.00732444841138292">
                <text:p>0.00732444841138292</text:p>
              </table:table-cell>
              <table:table-cell office:value-type="float" office:value="0.0040163671816062">
                <text:p>0.0040163671816062</text:p>
              </table:table-cell>
              <table:table-cell office:value-type="float" office:value="0.0035">
                <text:p>0.0035</text:p>
              </table:table-cell>
              <table:table-cell office:value-type="float" office:value="0.00237806148971973">
                <text:p>0.00237806148971973</text:p>
              </table:table-cell>
              <table:table-cell office:value-type="float" office:value="0.00149948118385702">
                <text:p>0.00149948118385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643390184214409">
                <text:p>0.00643390184214409</text:p>
              </table:table-cell>
              <table:table-cell office:value-type="float" office:value="0.00460393900144069">
                <text:p>0.00460393900144069</text:p>
              </table:table-cell>
              <table:table-cell office:value-type="float" office:value="0.00252457365700961">
                <text:p>0.00252457365700961</text:p>
              </table:table-cell>
              <table:table-cell office:value-type="float" office:value="0.0022">
                <text:p>0.0022</text:p>
              </table:table-cell>
              <table:table-cell office:value-type="float" office:value="0.00149478150782383">
                <text:p>0.00149478150782383</text:p>
              </table:table-cell>
              <table:table-cell office:value-type="float" office:value="0.000942531029852985">
                <text:p>0.000942531029852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0584900167467644">
                <text:p>0.00584900167467644</text:p>
              </table:table-cell>
              <table:table-cell office:value-type="float" office:value="0.00418539909221881">
                <text:p>0.00418539909221881</text:p>
              </table:table-cell>
              <table:table-cell office:value-type="float" office:value="0.00229506696091783">
                <text:p>0.00229506696091783</text:p>
              </table:table-cell>
              <table:table-cell office:value-type="float" office:value="0.002">
                <text:p>0.002</text:p>
              </table:table-cell>
              <table:table-cell office:value-type="float" office:value="0.00135889227983984">
                <text:p>0.00135889227983984</text:p>
              </table:table-cell>
              <table:table-cell office:value-type="float" office:value="0.000856846390775441">
                <text:p>0.000856846390775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584900167467644">
                <text:p>0.00584900167467644</text:p>
              </table:table-cell>
              <table:table-cell office:value-type="float" office:value="0.00418539909221881">
                <text:p>0.00418539909221881</text:p>
              </table:table-cell>
              <table:table-cell office:value-type="float" office:value="0.00229506696091783">
                <text:p>0.00229506696091783</text:p>
              </table:table-cell>
              <table:table-cell office:value-type="float" office:value="0.002">
                <text:p>0.002</text:p>
              </table:table-cell>
              <table:table-cell office:value-type="float" office:value="0.00135889227983984">
                <text:p>0.00135889227983984</text:p>
              </table:table-cell>
              <table:table-cell office:value-type="float" office:value="0.000856846390775441">
                <text:p>0.000856846390775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0584900167467644">
                <text:p>0.00584900167467644</text:p>
              </table:table-cell>
              <table:table-cell office:value-type="float" office:value="0.00418539909221881">
                <text:p>0.00418539909221881</text:p>
              </table:table-cell>
              <table:table-cell office:value-type="float" office:value="0.00229506696091783">
                <text:p>0.00229506696091783</text:p>
              </table:table-cell>
              <table:table-cell office:value-type="float" office:value="0.002">
                <text:p>0.002</text:p>
              </table:table-cell>
              <table:table-cell office:value-type="float" office:value="0.00135889227983984">
                <text:p>0.00135889227983984</text:p>
              </table:table-cell>
              <table:table-cell office:value-type="float" office:value="0.000856846390775441">
                <text:p>0.000856846390775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584900167467644">
                <text:p>0.00584900167467644</text:p>
              </table:table-cell>
              <table:table-cell office:value-type="float" office:value="0.00418539909221881">
                <text:p>0.00418539909221881</text:p>
              </table:table-cell>
              <table:table-cell office:value-type="float" office:value="0.00229506696091783">
                <text:p>0.00229506696091783</text:p>
              </table:table-cell>
              <table:table-cell office:value-type="float" office:value="0.002">
                <text:p>0.002</text:p>
              </table:table-cell>
              <table:table-cell office:value-type="float" office:value="0.00135889227983984">
                <text:p>0.00135889227983984</text:p>
              </table:table-cell>
              <table:table-cell office:value-type="float" office:value="0.000856846390775441">
                <text:p>0.000856846390775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0584900167467644">
                <text:p>0.00584900167467644</text:p>
              </table:table-cell>
              <table:table-cell office:value-type="float" office:value="0.00418539909221881">
                <text:p>0.00418539909221881</text:p>
              </table:table-cell>
              <table:table-cell office:value-type="float" office:value="0.00229506696091783">
                <text:p>0.00229506696091783</text:p>
              </table:table-cell>
              <table:table-cell office:value-type="float" office:value="0.002">
                <text:p>0.002</text:p>
              </table:table-cell>
              <table:table-cell office:value-type="float" office:value="0.00135889227983984">
                <text:p>0.00135889227983984</text:p>
              </table:table-cell>
              <table:table-cell office:value-type="float" office:value="0.000856846390775441">
                <text:p>0.000856846390775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0584900167467644">
                <text:p>0.00584900167467644</text:p>
              </table:table-cell>
              <table:table-cell office:value-type="float" office:value="0.00418539909221881">
                <text:p>0.00418539909221881</text:p>
              </table:table-cell>
              <table:table-cell office:value-type="float" office:value="0.00229506696091783">
                <text:p>0.00229506696091783</text:p>
              </table:table-cell>
              <table:table-cell office:value-type="float" office:value="0.002">
                <text:p>0.002</text:p>
              </table:table-cell>
              <table:table-cell office:value-type="float" office:value="0.00135889227983984">
                <text:p>0.00135889227983984</text:p>
              </table:table-cell>
              <table:table-cell office:value-type="float" office:value="0.000856846390775441">
                <text:p>0.000856846390775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0584900167467644">
                <text:p>0.00584900167467644</text:p>
              </table:table-cell>
              <table:table-cell office:value-type="float" office:value="0.00418539909221881">
                <text:p>0.00418539909221881</text:p>
              </table:table-cell>
              <table:table-cell office:value-type="float" office:value="0.00229506696091783">
                <text:p>0.00229506696091783</text:p>
              </table:table-cell>
              <table:table-cell office:value-type="float" office:value="0.002">
                <text:p>0.002</text:p>
              </table:table-cell>
              <table:table-cell office:value-type="float" office:value="0.00135889227983984">
                <text:p>0.00135889227983984</text:p>
              </table:table-cell>
              <table:table-cell office:value-type="float" office:value="0.000856846390775441">
                <text:p>0.000856846390775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584900167467644">
                <text:p>0.00584900167467644</text:p>
              </table:table-cell>
              <table:table-cell office:value-type="float" office:value="0.00418539909221881">
                <text:p>0.00418539909221881</text:p>
              </table:table-cell>
              <table:table-cell office:value-type="float" office:value="0.00229506696091783">
                <text:p>0.00229506696091783</text:p>
              </table:table-cell>
              <table:table-cell office:value-type="float" office:value="0.002">
                <text:p>0.002</text:p>
              </table:table-cell>
              <table:table-cell office:value-type="float" office:value="0.00135889227983984">
                <text:p>0.00135889227983984</text:p>
              </table:table-cell>
              <table:table-cell office:value-type="float" office:value="0.000856846390775441">
                <text:p>0.000856846390775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